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paragraph-rsid="00071a5b"/>
    </style:style>
    <style:style style:name="P2" style:family="paragraph" style:list-style-name="L2"/>
    <style:style style:name="P3" style:family="paragraph" style:parent-style-name="Text_20_body" style:list-style-name="L2">
      <style:text-properties officeooo:paragraph-rsid="00071a5b"/>
    </style:style>
    <style:style style:name="P4" style:family="paragraph" style:parent-style-name="Text_20_body">
      <style:text-properties officeooo:paragraph-rsid="00071a5b"/>
    </style:style>
    <style:style style:name="T1" style:family="text">
      <style:text-properties officeooo:rsid="00071a5b"/>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s</text:span>ignup.php” odpowiada za stronę rejestracji użytkownika w serwisie Pizza Delivery. Po załadowaniu strony, użytkownik widzi formularz rejestracji, który pyta o podstawowe dane, takie jak adres e-mail, hasło, imię, nazwisko, numer telefonu i adres zamieszkania. Jeśli użytkownik już ma konto, może przejść do strony logowania klikając przycisk "Already have an account? Click Here!".</text:p>
      <text:p text:style-name="Text_20_body">Po wypełnieniu formularza i naciśnięciu przycisku "Submit", dane zostają przesłane do serwera za pomocą metody POST. Następnie kod PHP sprawdza, czy istnieje już konto o podanym adresie e-mail w bazie danych. Jeśli tak, wyświetlony zostaje błąd. W przeciwnym razie, nowe konto zostaje utworzone w bazie danych i wyświetlony zostaje komunikat o pomyślnym utworzeniu konta.</text:p>
      <text:p text:style-name="Text_20_body">W kodzie PHP wykorzystano funkcję mysqli_query() i mysqli_num_rows(), które służą do wykonania zapytania SQL i sprawdzenia liczby wierszy zwróconych przez to zapytanie. Po zakończeniu działania skryptu, połączenie z bazą danych zostaje zamknięte.</text:p>
      <text:p text:style-name="P4"/>
      <text:p text:style-name="P4">„<text:span text:style-name="T1">lo</text:span>gin.php” wykonuje następujące czynności:<text:tab/><text:tab/><text:tab/><text:tab/><text:tab/><text:tab/> <text:s text:c="5"/>Odbiera dane z formularza, które zawierają wprowadzone przez użytkownika adres e-mail i hasło. Sprawdza, czy podany e-mail i hasło są poprawne, porównując je z danymi w bazie danych. Jeśli są poprawne, tworzy sesję dla użytkownika, przechowując w niej jego ID, imię i informację o tym, czy jest administratorem, a następnie przekierowuje użytkownika na odpowiednią stronę zależnie od jego statusu (użytkownik zwykły lub administrator). Jeśli dane logowania są nieprawidłowe, wyświetla stosowny komunikat błędu.</text:p>
      <text:p text:style-name="Text_20_body">Strona zawiera dwa przyciski, jeden do przejścia do strony rejestracji, a drugi do zalogowania się na konto użytkownika już zarejestrowanego.</text:p>
      <text:p text:style-name="P4"/>
      <text:p text:style-name="Text_20_body"><text:span text:style-name="T1">„m</text:span>ain.php” to sklep internetowy Pizza Delivery. Strona główna zawiera listę pizz, które można dodać do koszyka. Użytkownik może ustawić filtr, aby wyświetlać tylko pizze o cenie mniejszej niż określona wartość. Każda pizza ma przycisk "Dodaj do koszyka", który przenosi do strony koszyka, gdzie można zobaczyć pizze znajdujące się w nim.</text:p>
      <text:p text:style-name="Text_20_body">Kod PHP wykonuje zapytanie do bazy danych, pobiera dane o pizzach i wyświetla je w tabeli. Jeśli użytkownik ustawi filtr, kod PHP dostosuje zapytanie do bazy danych, aby wyświetlać tylko pizze o cenie mniejszej niż wartość z filtra. Każdy wiersz tabeli ma formularz, który umożliwia dodanie pizzy do koszyka. Formularz przekazuje informacje o pizzy (identyfikator, nazwę, cenę i ilość) do skryptu PHP obsługującego koszyk.</text:p>
      <text:p text:style-name="P4"/>
      <text:p text:style-name="Text_20_body">„add_to_cart.php” to skrypt służący do obsługi dodawania pizzy do koszyka zamówień użytkownika w sklepie internetowym. Poniżej przedstawiam jego działanie krok po kroku:</text:p>
      <text:list text:style-name="L2">
        <text:list-item>
          <text:p text:style-name="Text_20_body">Rozpoczynamy sesję w PHP za pomocą funkcji session_start(). Dzięki temu będziemy mogli korzystać z mechanizmu sesji i przechowywać informacje o użytkowniku przez dłuższy czas.</text:p>
        </text:list-item>
        <text:list-item>
          <text:p text:style-name="Text_20_body">Sprawdzamy, czy zmienna $_SESSION["user_id"] istnieje. Jeśli nie, to przekierowujemy użytkownika na stronę główną aplikacji za pomocą funkcji header("Location: main.php") i <text:soft-page-break/>kończymy działanie skryptu za pomocą funkcji exit(). Dzięki temu uniemożliwiamy dodawanie pizzy do koszyka przez niezalogowanych użytkowników.</text:p>
        </text:list-item>
        <text:list-item>
          <text:p text:style-name="Text_20_body">Łączymy się z bazą danych za pomocą funkcji mysqli_connect() i pliku connect.php, który zawiera informacje o połączeniu z bazą danych.</text:p>
        </text:list-item>
        <text:list-item>
          <text:p text:style-name="Text_20_body">Sprawdzamy, czy zmienna $pizza_id została przesłana w formularzu. Jeśli nie, to przypisujemy jej wartość 0.</text:p>
        </text:list-item>
        <text:list-item>
          <text:p text:style-name="Text_20_body">Sprawdzamy, czy wartość zmiennej $pizza_id jest większa od zera. Jeśli nie, to przekierowujemy użytkownika na stronę główną aplikacji i kończymy działanie skryptu.</text:p>
        </text:list-item>
        <text:list-item>
          <text:p text:style-name="Text_20_body">Sprawdzamy, czy zmienna $quantity została przesłana w formularzu. Jeśli nie, to przypisujemy jej wartość 1.</text:p>
        </text:list-item>
        <text:list-item>
          <text:p text:style-name="Text_20_body">Sprawdzamy, czy wartość zmiennej $quantity jest większa od zera. Jeśli nie, to przekierowujemy użytkownika na stronę główną aplikacji i kończymy działanie skryptu.</text:p>
        </text:list-item>
        <text:list-item>
          <text:p text:style-name="Text_20_body">Tworzymy zapytanie SQL, które wyszukuje koszyk zamówień użytkownika dla danej pizzy. Jeśli koszyk już istnieje, to dodajemy do niego wybraną ilość pizzy. Jeśli koszyk nie istnieje, to tworzymy nowy koszyk i dodajemy do niego pizzę w wybranej ilości.</text:p>
        </text:list-item>
        <text:list-item>
          <text:p text:style-name="Text_20_body">Wykonujemy zapytanie SQL za pomocą funkcji mysqli_query() i zamykamy połączenie z bazą danych za pomocą funkcji mysqli_close().</text:p>
        </text:list-item>
        <text:list-item>
          <text:p text:style-name="P3">Przekierowujemy użytkownika na stronę główną aplikacji i kończymy działanie skryptu.</text:p>
        </text:list-item>
      </text:list>
      <text:p text:style-name="P1">”<text:span text:style-name="T1">c</text:span>art.php” to strona koszyka w sklepie internetowym, który wyświetla produkty, które użytkownik dodał do koszyka. Kod PHP pobiera informacje o produktach z bazy danych i wyświetla je w tabeli. Kod oblicza łączną wartość produktów i wyświetla ją w dolnej części tabeli. Użytkownik może przejść do strony płatności klikając na przycisk "Proceed to payment" lub powrócić do strony głównej klikając na przycisk "Back to Main Page". </text:p>
      <text:p text:style-name="Standard"/>
      <text:p text:style-name="P4"><text:span text:style-name="T1">Payment.php</text:span> to formularz, który umożliwia użytkownikowi wybranie metody płatności. Po naciśnięciu przycisku "Submit" formularz wysyła wybrane ID metody płatności do pliku "process_payment.php", który <text:span text:style-name="T1">miałby</text:span> przetwarzał płatność <text:span text:style-name="T1">(nie istnieje)</text:span>.</text:p>
      <text:p text:style-name="Text_20_body">Połączenie z bazą danych jest ustanawiane poprzez wywołanie pliku "connect.php", który zawiera dane logowania do bazy danych. Pobierana jest lista metod płatności z bazy danych za pomocą zapytania SQL, a następnie wyświetlana jest jako rozwijana lista w formularzu. Po wybraniu metody płatności i naciśnięciu przycisku "Submit", wybrane ID metody płatności jest przesyłane do pliku "process_payment.php" <text:span text:style-name="T1">(nie istnieje)</text:span>.</text:p>
      <text:p text:style-name="P4"><text:span text:style-name="T2">Ten kod HTML i PHP nie jest kompletnym sklepem internetowym i nie obsługuje płatności. Ten kod służy tylko jako podstawowy szkielet i wymaga dalszego rozwoju, aby stać się w pełni funkcjonalnym sklepem internetowym.</text:span><text:span text:style-name="T2"/></text:p>
      <text:p text:style-name="P1">„<text:span text:style-name="T1">admin.php” s</text:span>trona ta wyświetla panel administratora dla strony Pizza Delivery. Zawiera ona listę przydatnych linków do zarządzania stroną. Jest to prosty interfejs użytkownika, który umożliwia administratorowi dodawanie nowych pizz, zmianę uprawnień innych administratorów, dodawanie nowych metod płatności oraz przeglądanie widoku użytkownika strony. </text:p>
      <text:p text:style-name="P1">Formularz "admin_add_pizza.php" służy do dodawania nowej pizzy do bazy danych. Formularz zawiera pola do wypełnienia takie jak nazwa, opis oraz cena pizzy. Po wypełnieniu formularza i przesłaniu go za pomocą przycisku "Add Pizza" dane zostaną zapisane w bazie danych.</text:p>
      <text:p text:style-name="Text_20_body"><text:soft-page-break/>Kod PHP znajdujący się pod formularzem odpowiada za obsługę danych przesłanych przez formularz. Sprawdza, czy zostały wypełnione wszystkie pola, a następnie zapisuje te dane w bazie danych. Jeśli zapisanie danych przebiegnie pomyślnie, wyświetli się komunikat "New Pizza added successfully". W przypadku wystąpienia błędu podczas zapisywania danych, zostanie wyświetlony komunikat "Error" wraz z komunikatem o błędzie zwróconym przez bazę danych. <text:span text:style-name="T1">( w ten sam sposób działają pozostałe dwie strony dostępne dla administratorów; „mayment_methods.php” oraz „admin_makes_admin.php”)</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6T12:53:29.384000000</meta:creation-date>
    <dc:date>2023-03-26T13:41:42.706000000</dc:date>
    <meta:editing-duration>PT48M13S</meta:editing-duration>
    <meta:editing-cycles>1</meta:editing-cycles>
    <meta:document-statistic meta:table-count="0" meta:image-count="0" meta:object-count="0" meta:page-count="3" meta:paragraph-count="25" meta:word-count="938" meta:character-count="6781" meta:non-whitespace-character-count="5865"/>
    <meta:generator>LibreOffice/7.5.1.2$Windows_X86_64 LibreOffice_project/fcbaee479e84c6cd81291587d2ee68cba099e129</meta:generator>
  </office:meta>
</office:document-meta>
</file>